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A710000087B08836DFB.svm"/>
  <manifest:file-entry manifest:media-type="" manifest:full-path="Pictures/20000007000002120000161F7AE95498.svm"/>
  <manifest:file-entry manifest:media-type="" manifest:full-path="Pictures/20000007000034EC000003D454465290.svm"/>
  <manifest:file-entry manifest:media-type="" manifest:full-path="Pictures/2000000700000F4D000003D446017DB5.svm"/>
  <manifest:file-entry manifest:media-type="" manifest:full-path="Pictures/2000000700001E2F00000C19D09FCF7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dAss Editor</text:p>
      <text:p text:style-name="P2"><text:span text:style-name="T1">Manuel</text:span> <text:span text:style-name="T1">d'utilisation</text:span></text:p>
      <text:p text:style-name="P2"/>
      <text:p text:style-name="P4"><text:tab/>Bienvenue dans le manuel d'utilisation de BadAss Editor, la nouvelle application qui va vous faciliter la prise de note.</text:p>
      <text:p text:style-name="P4"/>
      <text:p text:style-name="P4"><text:tab/>Cette application est découpée en 3 onglets principaux : un traitement de texte, un outil de dessin pour réaliser vos schéma, et un accès direct à la caméra de votre appareil afin de prendre rapidement une photo.</text:p>
      <text:p text:style-name="P4"/>
      <text:p text:style-name="P1">I – Le traitement de texte</text:p>
      <text:p text:style-name="P4"><text:tab/>C'est l'onglet principal de l'application. Pour créer une nouvelle section, cliquez dans l'interface. Un encadré apparaît. La première ligne que vous taperez sera reconnue comme titre de cette section, appuyez ensuite sur la touche « entrée » afin de commencer à taper le corps de texte. </text:p>
      <text:p text:style-name="P4"><text:tab/>En haut de cette section, vous pouvez voir la mention « compris ? » accompagnée de 5 boutons allant de « Pas du tout » à « totalement ». Choisissez le niveau de compréhension de cette section, vous permettant ainsi de retrouver facilement par la suite une zone du cours que vous devriez retravailler. </text:p>
      <text:p text:style-name="P4"><draw:frame draw:style-name="fr1" draw:name="images1" text:anchor-type="paragraph" svg:width="13.548cm" svg:height="0.981cm" draw:z-index="0"><draw:image xlink:href="Pictures/20000007000034EC000003D454465290.svm" xlink:type="simple" xlink:show="embed" xlink:actuate="onLoad"/></draw:frame></text:p>
      <text:p text:style-name="P4"><text:tab/>Chaque bouton correspond à un code couleur qui s'affiche dans la barre verticale à gauche du texte.</text:p>
      <text:p text:style-name="P4"><draw:frame draw:style-name="fr1" draw:name="images2" text:anchor-type="paragraph" svg:width="0.529cm" svg:height="3.739cm" draw:z-index="1"><draw:image xlink:href="Pictures/20000007000002120000161F7AE95498.svm" xlink:type="simple" xlink:show="embed" xlink:actuate="onLoad"/></draw:frame></text:p>
      <text:p text:style-name="P4"><text:tab/>Vous pouvez également sélectionner une partie ou l'intégralité du texte. Une icône de haut-parleur verte apparaît alors au dessus de celui-ci. Cliquez dessus, et une voix synthétique vous lira vos notes.</text:p>
      <text:p text:style-name="P4"/>
      <text:p text:style-name="P1">II – Le système de partage</text:p>
      <text:p text:style-name="P4"><text:tab/>Sur la droite de l'interface, vous pouvez décider de partager votre travail avec certaines personnes. Pour cela, entrez le nom de la personne dans la zone de texte prévue à cet effet, et fait « Ajout ». Cette personne peut maintenant accèder à votre travail. Il vous est également possible de gérer les droits de ces personnes afin de n'autoriser que la lecture, ou également l'écriture sur ce document.</text:p>
      <text:p text:style-name="P4"><text:tab/>Le bouton « commit » permet de poster un nouveau document, ou d'écraser une ancienne version pour la remplacer par l'actuelle.</text:p>
      <text:p text:style-name="P4"/>
      <text:p text:style-name="P4"><draw:frame draw:style-name="fr1" draw:name="images3" text:anchor-type="paragraph" svg:width="7.728cm" svg:height="3.097cm" draw:z-index="2"><draw:image xlink:href="Pictures/2000000700001E2F00000C19D09FCF7E.svm" xlink:type="simple" xlink:show="embed" xlink:actuate="onLoad"/></draw:frame></text:p>
      <text:p text:style-name="P1"><text:soft-page-break/>III – La traduction</text:p>
      <text:p text:style-name="P4"><text:tab/>Sous le système de partage se trouve une liste déroulante. Choisissez dans cette liste la langue que vous souhaitez, et votre document sera instantanément traduit dans cette langue.</text:p>
      <text:p text:style-name="P4"/>
      <text:p text:style-name="P4"><draw:frame draw:style-name="fr1" draw:name="images4" text:anchor-type="paragraph" svg:width="3.918cm" svg:height="0.981cm" draw:z-index="3"><draw:image xlink:href="Pictures/2000000700000F4D000003D446017DB5.svm" xlink:type="simple" xlink:show="embed" xlink:actuate="onLoad"/></draw:frame></text:p>
      <text:p text:style-name="P4"/>
      <text:p text:style-name="P1">IV – Le quizz</text:p>
      <text:p text:style-name="P4"><text:tab/>A côté du système de partage ce trouve trois boutons associés au quizz. Cette fonctionnalité vous permet de réviser de façon ludique vos notes. En effet, un algorithme efface aléatoirement des mots de vos notes comportant plus de 3 lettres. Remplissez les trous et soumettez vos réponses. Le quizz vous indique alors si vous avez bien ou mal répondu.</text:p>
      <text:p text:style-name="P4"/>
      <text:p text:style-name="P4"><draw:frame draw:style-name="fr1" draw:name="images5" text:anchor-type="paragraph" svg:width="2.672cm" svg:height="2.171cm" draw:z-index="4"><draw:image xlink:href="Pictures/2000000700000A710000087B08836DFB.svm" xlink:type="simple" xlink:show="embed" xlink:actuate="onLoad"/></draw:frame></text:p>
      <text:p text:style-name="P4"><text:span text:style-name="T1">V – Le planning</text:span> </text:p>
      <text:p text:style-name="P4"><text:tab/>Sur la droite, un lien vous permet d'être redirigé vers le planning. Celui-ci se décompose en 2 parties : votre emploi du temps et un planning de révision.</text:p>
      <text:p text:style-name="P4"><text:tab/>Sélectionnez, en faisant un clic gauche puis en faisant glisser votre souris sur la plage concernée, une plage horaire. Une fenêtre vous demande alors d'entrer un nom pour cette plage horaire. Une fois cela fait, votre planning ce met à jour en incorporant ce nouvel élément.</text:p>
      <text:p text:style-name="P4"/>
      <text:p text:style-name="P1">VI – L'outil schéma</text:p>
      <text:p text:style-name="P4"><text:tab/>Cet outil permet de tracer facilement et rapidement toute sorte de dessin ou de schéma. Il se compose d'une zone de dessin an centre, et d'une barre d'outil sur la droite, comportant diverses fonctionnalités comme le traçage d'un trait, d'une forme, le choix de la couleur, ou encore la gomme.</text:p>
      <text:p text:style-name="P4"><text:tab/>Un bouton représentant un trombone vous permet d'envoyer votre dessin vers un fichier texte, vous permettant ainsi d'illustrer certaines notions du cours.</text:p>
      <text:p text:style-name="P1"/>
      <text:p text:style-name="P1">VII – L'outil photo</text:p>
      <text:p text:style-name="P4"><text:tab/>Cet outil vous permet de prendre rapidement une photographie depuis l'application, puis de l'inclure dans un document, ou simplement de l'enregistrer à part. Cette fonctionnalité détecte d'abord si un équipement tel qu'une webcam est trouvée. Si ce n'est le cas, un message vous informe de l'absence de cet out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4-28T11:56:58.44</meta:creation-date>
    <dc:date>2016-04-28T12:25:37.10</dc:date>
    <meta:editing-duration>PT13M27S</meta:editing-duration>
    <meta:editing-cycles>3</meta:editing-cycles>
    <meta:generator>OpenOffice.org/3.3$Win32 OpenOffice.org_project/330m20$Build-9567</meta:generator>
    <meta:document-statistic meta:table-count="0" meta:image-count="5" meta:object-count="0" meta:page-count="2" meta:paragraph-count="24" meta:word-count="612" meta:character-count="3659"/>
  </office:meta>
</office:document-meta>
</file>